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4.173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style:text-underline-style="none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8" style:family="table-cell" style:parent-style-name="Default" style:data-style-name="N2">
      <style:text-properties style:text-underline-style="none"/>
    </style:style>
    <style:style style:name="ce29" style:family="table-cell" style:parent-style-name="Default" style:data-style-name="N2"/>
    <style:style style:name="ce30" style:family="table-cell" style:parent-style-name="Default" style:data-style-name="N100"/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ce10"/>
        <table:table-column table:style-name="co4" table:default-cell-style-name="ce15"/>
        <table:table-column table:style-name="co1" table:default-cell-style-name="Default"/>
        <table:table-column table:style-name="co5" table:default-cell-style-name="ce10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Arquitectura</text:p>
          </table:table-cell>
          <table:table-cell table:style-name="ce6" office:value-type="string">
            <text:p>bits</text:p>
          </table:table-cell>
          <table:table-cell table:style-name="ce11" office:value-type="string">
            <text:p>área [um2]</text:p>
          </table:table-cell>
          <table:table-cell table:style-name="ce6" office:value-type="string">
            <text:p>área [mm2]</text:p>
          </table:table-cell>
          <table:table-cell table:style-name="Default" office:value-type="string">
            <text:p>área/tp</text:p>
          </table:table-cell>
          <table:table-cell table:style-name="ce22" office:value-type="string">
            <text:p>tp [ns]</text:p>
          </table:table-cell>
          <table:table-cell office:value-type="string">
            <text:p>%</text:p>
          </table:table-cell>
          <table:table-cell office:value-type="string">
            <text:p>Potencia [uW]</text:p>
          </table:table-cell>
          <table:table-cell office:value-type="string">
            <text:p>[uW/MHz/gate]</text:p>
          </table:table-cell>
        </table:table-row>
        <table:table-row table:style-name="ro2">
          <table:table-cell table:style-name="ce2" office:value-type="string">
            <text:p>31 stages Ring Oscilato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.08">
            <text:p>3,08</text:p>
          </table:table-cell>
          <table:table-cell/>
          <table:table-cell table:style-name="ce30" office:value-type="float" office:value="262.22">
            <text:p>262,22</text:p>
          </table:table-cell>
          <table:table-cell table:style-name="ce30" office:value-type="float" office:value="0.026">
            <text:p>0,026</text:p>
          </table:table-cell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office:value-type="string">
            <text:p>Ripple Carry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7836.44">
            <text:p>7836,44</text:p>
          </table:table-cell>
          <table:table-cell table:style-name="ce17" table:formula="of:=[.C5]/1000000" office:value-type="float" office:value="0.00783644">
            <text:p>0,00783644</text:p>
          </table:table-cell>
          <table:table-cell table:style-name="Default" table:formula="of:=[.F5]/[.D5]" office:value-type="float" office:value="638.044826477329">
            <text:p>638,0448264773</text:p>
          </table:table-cell>
          <table:table-cell table:style-name="ce23" office:value-type="float" office:value="5">
            <text:p>5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16146">
            <text:p>16146</text:p>
          </table:table-cell>
          <table:table-cell table:style-name="ce18" table:formula="of:=[.C6]/1000000" office:value-type="float" office:value="0.016146">
            <text:p>0,016146</text:p>
          </table:table-cell>
          <table:table-cell table:style-name="Default" table:formula="of:=[.F6]/[.D6]" office:value-type="float" office:value="557.413600891862">
            <text:p>557,4136008919</text:p>
          </table:table-cell>
          <table:table-cell table:style-name="ce24" office:value-type="float" office:value="9">
            <text:p>9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35101.6">
            <text:p>35101,6</text:p>
          </table:table-cell>
          <table:table-cell table:style-name="ce19" table:formula="of:=[.C7]/1000000" office:value-type="float" office:value="0.0351016">
            <text:p>0,0351016</text:p>
          </table:table-cell>
          <table:table-cell table:style-name="Default" table:formula="of:=[.F7]/[.D7]" office:value-type="float" office:value="1139.54919433872">
            <text:p>1139,5491943387</text:p>
          </table:table-cell>
          <table:table-cell table:style-name="ce25" office:value-type="float" office:value="40">
            <text:p>40</text:p>
          </table:table-cell>
          <table:table-cell table:number-columns-repeated="3"/>
        </table:table-row>
        <table:table-row table:style-name="ro3">
          <table:table-cell table:style-name="ce5" office:value-type="string">
            <text:p>Brent Kung</text:p>
          </table:table-cell>
          <table:table-cell table:style-name="ce8" office:value-type="float" office:value="8">
            <text:p>8</text:p>
          </table:table-cell>
          <table:table-cell table:style-name="ce13" office:value-type="float" office:value="9919">
            <text:p>9919</text:p>
          </table:table-cell>
          <table:table-cell table:style-name="ce18" table:formula="of:=[.C8]/1000000" office:value-type="float" office:value="0.009919">
            <text:p>0,009919</text:p>
          </table:table-cell>
          <table:table-cell table:style-name="Default" table:formula="of:=[.F8]/[.D8]" office:value-type="float" office:value="233.894545821151">
            <text:p>233,8945458212</text:p>
          </table:table-cell>
          <table:table-cell table:style-name="ce26" office:value-type="float" office:value="2.32">
            <text:p>2,32</text:p>
          </table:table-cell>
          <table:table-cell table:style-name="ce28" table:formula="of:=[.F8]/[.F5]*100" office:value-type="float" office:value="46.4">
            <text:p>46,40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23793">
            <text:p>23793</text:p>
          </table:table-cell>
          <table:table-cell table:style-name="ce18" table:formula="of:=[.C9]/1000000" office:value-type="float" office:value="0.023793">
            <text:p>0,023793</text:p>
          </table:table-cell>
          <table:table-cell table:style-name="Default" table:formula="of:=[.F9]/[.D9]" office:value-type="float" office:value="222.754591686631">
            <text:p>222,7545916866</text:p>
          </table:table-cell>
          <table:table-cell table:style-name="ce26" office:value-type="float" office:value="5.3">
            <text:p>5,3</text:p>
          </table:table-cell>
          <table:table-cell table:style-name="ce29" table:formula="of:=[.F9]/[.F6]*100" office:value-type="float" office:value="58.8888888888889">
            <text:p>58,8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56981.93">
            <text:p>56981,93</text:p>
          </table:table-cell>
          <table:table-cell table:style-name="ce19" table:formula="of:=[.C10]/1000000" office:value-type="float" office:value="0.05698193">
            <text:p>0,05698193</text:p>
          </table:table-cell>
          <table:table-cell table:style-name="Default" table:formula="of:=[.F10]/[.D10]" office:value-type="float" office:value="121.091019556551">
            <text:p>121,0910195566</text:p>
          </table:table-cell>
          <table:table-cell table:style-name="ce25" office:value-type="float" office:value="6.9">
            <text:p>6,9</text:p>
          </table:table-cell>
          <table:table-cell table:style-name="ce29" table:formula="of:=[.F10]/[.F7]*100" office:value-type="float" office:value="17.25">
            <text:p>17,25</text:p>
          </table:table-cell>
          <table:table-cell table:number-columns-repeated="2"/>
        </table:table-row>
        <table:table-row table:style-name="ro3">
          <table:table-cell table:style-name="ce5" office:value-type="string">
            <text:p>Skalansky</text:p>
          </table:table-cell>
          <table:table-cell office:value-type="float" office:value="8">
            <text:p>8</text:p>
          </table:table-cell>
          <table:table-cell table:style-name="Default" office:value-type="float" office:value="11354.91">
            <text:p>11354,91</text:p>
          </table:table-cell>
          <table:table-cell table:style-name="ce20" table:formula="of:=[.C11]/1000000" office:value-type="float" office:value="0.01135491">
            <text:p>0,01135491</text:p>
          </table:table-cell>
          <table:table-cell table:style-name="Default" table:formula="of:=[.F11]/[.D11]" office:value-type="float" office:value="184.942020676518">
            <text:p>184,9420206765</text:p>
          </table:table-cell>
          <table:table-cell table:style-name="ce26" office:value-type="float" office:value="2.1">
            <text:p>2,1</text:p>
          </table:table-cell>
          <table:table-cell table:style-name="ce29" table:formula="of:=[.F11]/[.F5]*100" office:value-type="float" office:value="42">
            <text:p>42,00</text:p>
          </table:table-cell>
          <table:table-cell table:number-columns-repeated="2"/>
        </table:table-row>
        <table:table-row table:style-name="ro3">
          <table:table-cell table:style-name="ce3"/>
          <table:table-cell office:value-type="float" office:value="16">
            <text:p>16</text:p>
          </table:table-cell>
          <table:table-cell office:value-type="float" office:value="32284.02">
            <text:p>32284,02</text:p>
          </table:table-cell>
          <table:table-cell table:style-name="ce20" table:formula="of:=[.C12]/1000000" office:value-type="float" office:value="0.03228402">
            <text:p>0,03228402</text:p>
          </table:table-cell>
          <table:table-cell table:style-name="Default" table:formula="of:=[.F12]/[.D12]" office:value-type="float" office:value="112.439528906251">
            <text:p>112,4395289063</text:p>
          </table:table-cell>
          <table:table-cell table:style-name="ce26" office:value-type="float" office:value="3.63">
            <text:p>3,63</text:p>
          </table:table-cell>
          <table:table-cell table:style-name="ce29" table:formula="of:=[.F12]/[.F6]*100" office:value-type="float" office:value="40.3333333333333">
            <text:p>40,33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6" office:value-type="float" office:value="87021.55">
            <text:p>87021,55</text:p>
          </table:table-cell>
          <table:table-cell table:style-name="ce21" table:formula="of:=[.C13]/1000000" office:value-type="float" office:value="0.08702155">
            <text:p>0,08702155</text:p>
          </table:table-cell>
          <table:table-cell table:style-name="Default" table:formula="of:=[.F13]/[.D13]" office:value-type="float" office:value="72.7406027587419">
            <text:p>72,7406027587</text:p>
          </table:table-cell>
          <table:table-cell table:style-name="ce27" office:value-type="float" office:value="6.33">
            <text:p>6,33</text:p>
          </table:table-cell>
          <table:table-cell table:style-name="ce29" table:formula="of:=[.F13]/[.F7]*100" office:value-type="float" office:value="15.825">
            <text:p>15,83</text:p>
          </table:table-cell>
          <table:table-cell table:number-columns-repeated="2"/>
        </table:table-row>
        <table:table-row table:style-name="ro3" table:number-rows-repeated="1048562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1-13T18:13:05</dc:date>
    <dc:creator>lean </dc:creator>
    <meta:editing-duration>PT3H21M27S</meta:editing-duration>
    <meta:editing-cycles>12</meta:editing-cycles>
    <meta:generator>LibreOffice/3.5$Linux_x86 LibreOffice_project/350m1$Build-2</meta:generator>
    <meta:document-statistic meta:table-count="3" meta:cell-count="67" meta:object-count="0"/>
  </office:meta>
</office:document-meta>
</file>